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4">
      <style:text-properties fo:font-weight="bold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3"/>
    <style:style style:name="P5" style:family="paragraph" style:parent-style-name="Text_20_body" style:list-style-name="L4"/>
    <style:style style:name="T1" style:family="text">
      <style:text-properties fo:font-weight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Text_20_body">Esta guía asegura la consistencia en el código del equipo.</text:p>
      <text:h text:style-name="P1" text:outline-level="4">Convenciones de nombres</text:h>
      <text:list xml:id="list1468758829" text:style-name="L1">
        <text:list-item>
          <text:p text:style-name="P2"><text:span text:style-name="T1">Clases</text:span>: Usar <text:span text:style-name="Source_20_Text">PascalCase</text:span> (ej: <text:span text:style-name="Source_20_Text">ManejadorLector</text:span>, <text:span text:style-name="Source_20_Text">PrestamoDTO</text:span>).</text:p>
        </text:list-item>
        <text:list-item>
          <text:p text:style-name="P2"><text:span text:style-name="T1">Métodos y variables</text:span>: Usar <text:span text:style-name="Source_20_Text">camelCase</text:span> (ej: <text:span text:style-name="Source_20_Text">registrarNuevoLector</text:span>, <text:span text:style-name="Source_20_Text">fechaSolicitud</text:span>).</text:p>
        </text:list-item>
        <text:list-item>
          <text:p text:style-name="P2"><text:span text:style-name="T1">Constantes</text:span>: Usar <text:span text:style-name="Source_20_Text">UPPER_CASE_SNAKE_CASE</text:span>.</text:p>
        </text:list-item>
        <text:list-item>
          <text:p text:style-name="P2"><text:span text:style-name="T1">Paquetes</text:span>: Seguir la estructura de dominio <text:span text:style-name="Source_20_Text">lectoresuy.biblioteca</text:span>.</text:p>
        </text:list-item>
      </text:list>
      <text:h text:style-name="P1" text:outline-level="4">Comentarios</text:h>
      <text:list xml:id="list2253980800" text:style-name="L2">
        <text:list-item>
          <text:p text:style-name="P3"><text:span text:style-name="T1">Clases y métodos públicos</text:span>: Utilizar Javadoc para describir la función, los parámetros y el valor de retorno de los métodos.</text:p>
        </text:list-item>
      </text:list>
      <text:h text:style-name="P1" text:outline-level="4">Formato de código</text:h>
      <text:list xml:id="list820949509" text:style-name="L3">
        <text:list-item>
          <text:p text:style-name="P4"><text:span text:style-name="T1">Indentación</text:span>: Usar 4 espacios.</text:p>
        </text:list-item>
        <text:list-item>
          <text:p text:style-name="P4"><text:span text:style-name="T1">Llaves</text:span>: Abrir las llaves (<text:span text:style-name="Source_20_Text">{</text:span>) en la misma línea que la declaración.</text:p>
        </text:list-item>
        <text:list-item>
          <text:p text:style-name="P4"><text:span text:style-name="T1">Espacios</text:span>: Usar un espacio después de las comas y entre operadores binarios (<text:span text:style-name="Source_20_Text">+</text:span>, <text:span text:style-name="Source_20_Text">-</text:span>, <text:span text:style-name="Source_20_Text">=</text:span>, etc.).</text:p>
        </text:list-item>
      </text:list>
      <text:h text:style-name="P1" text:outline-level="4">Guía de Git</text:h>
      <text:list xml:id="list2545772007" text:style-name="L4">
        <text:list-item>
          <text:p text:style-name="P5"><text:span text:style-name="T1">Ramas</text:span>: Trabajar en ramas de funcionalidad separadas de <text:span text:style-name="Source_20_Text">main</text:span> (ej: <text:span text:style-name="Source_20_Text">feature/registrar-lector</text:span>).</text:p>
        </text:list-item>
        <text:list-item>
          <text:p text:style-name="P5"><text:span text:style-name="T1">Commits</text:span>: Los mensajes de commit deben ser claros y descriptivos, siguiendo el formato "Tipo: Descripción corta del cambio" (ej: <text:span text:style-name="Source_20_Text">feat: Agregar funcionalidad para registrar lector</text:span>).</text:p>
        </text:list-item>
        <text:list-item>
          <text:p text:style-name="P5"><text:span text:style-name="T1">Pull Requests</text:span>: Se requiere una revisión de código (code review) por parte de otro desarrollador antes de fusionar el código a la rama <text:span text:style-name="Source_20_Text">main</text:span>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s" fo:country="UY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8-28T15:55:34.108000000</dc:date>
    <meta:editing-duration>PT19S</meta:editing-duration>
    <meta:editing-cycles>1</meta:editing-cycles>
    <meta:document-statistic meta:table-count="0" meta:image-count="0" meta:object-count="0" meta:page-count="1" meta:paragraph-count="16" meta:word-count="167" meta:character-count="1090" meta:non-whitespace-character-count="950"/>
    <meta:generator>LibreOffice/7.3.4.2$Windows_X86_64 LibreOffice_project/728fec16bd5f605073805c3c9e7c4212a0120dc5</meta:generator>
  </office:meta>
</office:document-meta>
</file>